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Arial, Helvetica,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1cm" fo:margin-left="-0.026cm" fo:margin-top="0cm" fo:margin-bottom="0cm" table:align="left" style:writing-mode="lr-tb"/>
    </style:style>
    <style:style style:name="Table1.A" style:family="table-column">
      <style:table-column-properties style:column-width="0.566cm"/>
    </style:style>
    <style:style style:name="Table1.B" style:family="table-column">
      <style:table-column-properties style:column-width="15.355cm"/>
    </style:style>
    <style:style style:name="Table1.1" style:family="table-row">
      <style:table-row-properties style:keep-together="true" fo:keep-together="auto"/>
    </style:style>
    <style:style style:name="Table1.A1" style:family="table-cell">
      <style:table-cell-properties fo:padding="0.02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text-properties fo:color="#345a8a" style:font-name="Times New Roman" fo:font-size="14pt" fo:font-weight="bold" style:font-size-asian="14pt" style:font-weight-asian="bold" style:font-size-complex="16pt" style:font-weight-complex="bold"/>
    </style:style>
    <style:style style:name="P4" style:family="paragraph" style:parent-style-name="Standard">
      <style:text-properties style:font-name-asian="Times New Roman1"/>
    </style:style>
    <style:style style:name="P5" style:family="paragraph" style:parent-style-name="Standard">
      <style:text-properties style:font-name="Cambria" fo:font-size="14pt" fo:font-weight="bold" style:font-size-asian="14pt" style:font-weight-asian="bold" style:font-name-complex="Times New Roman1" style:font-size-complex="14pt"/>
    </style:style>
    <style:style style:name="P6" style:family="paragraph" style:parent-style-name="Contents_20_1">
      <style:paragraph-properties fo:break-before="page">
        <style:tab-stops>
          <style:tab-stop style:position="15.903cm" style:type="right" style:leader-style="dotted" style:leader-text="."/>
        </style:tab-stops>
      </style:paragraph-properties>
    </style:style>
    <style:style style:name="P7" style:family="paragraph" style:parent-style-name="Contents_20_1">
      <style:paragraph-properties fo:text-align="center" style:justify-single-word="false">
        <style:tab-stops>
          <style:tab-stop style:position="15.903cm" style:type="right" style:leader-style="dotted" style:leader-text="."/>
        </style:tab-stops>
      </style:paragraph-properties>
    </style:style>
    <style:style style:name="P8" style:family="paragraph" style:parent-style-name="Contents_20_1">
      <style:paragraph-properties>
        <style:tab-stops>
          <style:tab-stop style:position="15.921cm" style:type="right" style:leader-style="dotted" style:leader-text="."/>
        </style:tab-stops>
      </style:paragraph-properties>
    </style:style>
    <style:style style:name="P9" style:family="paragraph" style:parent-style-name="Contents_20_2">
      <style:paragraph-properties>
        <style:tab-stops>
          <style:tab-stop style:position="15.921cm" style:type="right" style:leader-style="dotted" style:leader-text="."/>
        </style:tab-stops>
      </style:paragraph-properties>
    </style:style>
    <style:style style:name="P10" style:family="paragraph" style:parent-style-name="Contents_20_3">
      <style:paragraph-properties>
        <style:tab-stops>
          <style:tab-stop style:position="15.921cm" style:type="right" style:leader-style="dotted" style:leader-text="."/>
        </style:tab-stops>
      </style:paragraph-properties>
    </style:style>
    <style:style style:name="P11" style:family="paragraph" style:parent-style-name="Standard" style:master-page-name="Standard">
      <style:paragraph-properties fo:text-align="center" style:justify-single-word="false" style:page-number="auto"/>
      <style:text-properties style:font-name="Cambria" fo:font-size="14pt" fo:font-weight="bold" style:font-size-asian="14pt" style:font-weight-asian="bold" style:font-name-complex="Times New Roman1" style:font-size-complex="14pt"/>
    </style:style>
    <style:style style:name="P12" style:family="paragraph" style:parent-style-name="Heading_20_1">
      <style:text-properties fo:color="#00000a" style:font-name="Calibri" fo:font-size="11pt" fo:language="en" fo:country="US" fo:font-weight="normal" style:font-size-asian="11pt" style:font-weight-asian="normal" style:font-size-complex="11pt"/>
    </style:style>
    <style:style style:name="P13" style:family="paragraph" style:parent-style-name="Heading_20_1">
      <style:paragraph-properties fo:break-before="page"/>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T1" style:family="text">
      <style:text-properties style:font-name="Cambria" fo:font-size="14pt" fo:font-weight="bold" style:font-size-asian="14pt" style:font-weight-asian="bold" style:font-name-complex="Times New Roman1" style:font-size-complex="14pt"/>
    </style:style>
    <style:style style:name="T2" style:family="text">
      <style:text-properties fo:color="#ff0000" style:font-name="Cambria" fo:font-size="14pt" fo:font-weight="bold" style:font-size-asian="14pt" style:font-weight-asian="bold" style:font-name-complex="Times New Roman1" style:font-size-complex="14pt"/>
    </style:style>
    <style:style style:name="T3" style:family="text">
      <style:text-properties fo:color="#00000a" fo:font-size="14pt" style:font-size-asian="14pt" style:font-name-complex="Times New Roman1" style:font-size-complex="14pt"/>
    </style:style>
    <style:style style:name="T4" style:family="text">
      <style:text-properties fo:color="#00000a" fo:font-size="14pt" style:font-size-asian="14pt" style:font-name-complex="Times New Roman1" style:font-size-complex="14pt"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E101 Team Report Assignment</text:p>
      <text:p text:style-name="P2"/>
      <text:p text:style-name="Standard"><text:span text:style-name="T1">Team Number - A</text:span><text:span text:style-name="T2">54</text:span></text:p>
      <text:p text:style-name="P5">Team Members- Lewis Johnson, Arthur Fitzjohn, Arnav Ghosh, Yuhang Xin and Bahir Usanmaz.</text:p>
      <text:list xml:id="list6765173749612882952" text:style-name="Outline">
        <text:list-item>
          <text:list>
            <text:list-item>
              <text:list>
                <text:list-item>
                  <text:h text:style-name="Heading_20_3" text:outline-level="3"><text:span text:style-name="T4">CSEEJira Project URL: </text:span><text:a xlink:type="simple" xlink:href="https://cseejira.essex.ac.uk/projects/CE101T54/summary" text:style-name="Internet_20_link" text:visited-style-name="Visited_20_Internet_20_Link">https://cseejira.essex.ac.uk/projects/CE101T54/summary</text:a><text:span text:style-name="T4"> </text:span></text:h>
                </text:list-item>
              </text:list>
            </text:list-item>
          </text:list>
        </text:list-item>
      </text:list>
      <text:p text:style-name="Text_20_body"><text:span text:style-name="T4"/></text:p>
      <text:p text:style-name="Text_20_body"><text:span text:style-name="T4"/></text:p>
      <text:p text:style-name="Text_20_body"><text:span text:style-name="T4"/></text:p>
      <text:p text:style-name="Text_20_body"><text:span text:style-name="T4"/></text:p>
      <text:p text:style-name="P14"><text:span text:style-name="T3">Notes:</text:span></text:p>
      <text:p text:style-name="Text_20_body"><text:span text:style-name="T4">Unsure of quantity of work required, especially for section 3.I as there is a lot of information that can be entered here that has not been already, but we were told to not overdo it.</text:span></text:p>
      <text:p text:style-name="Text_20_body"><text:span text:style-name="T4">For 3III.a it is recommended for us to show off our Kaggle rank. This should be appended once we are finished working on our algorithm.</text:span></text:p>
      <text:p text:style-name="Text_20_body"><text:span text:style-name="T4">Screenshots must be included for 3III.b of the algorithm working through each stage of its development.</text:span></text:p>
      <text:p text:style-name="P6"/>
      <text:p text:style-name="P7">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CSEEJira Project URL: Include link to your team’s jira project<text:tab/>1</text:p>
          <text:p text:style-name="P8">Chapter 1 The Executive Summary (?? words)<text:tab/>3</text:p>
          <text:p text:style-name="P8">Chapter 2 Team Working (?? words)<text:tab/>4</text:p>
          <text:p text:style-name="P9">2.I An introduction to Team Working<text:tab/>4</text:p>
          <text:p text:style-name="P9">2.II Team Activity Report<text:tab/>4</text:p>
          <text:p text:style-name="P10">2.II.a Team's Scrum Meetings, Sprints<text:tab/>4</text:p>
          <text:p text:style-name="P10">2.II.b Detailed report of each team members contribution to the project<text:tab/>4</text:p>
          <text:p text:style-name="P8">Chapter 3 Product Development (?? words)<text:tab/>5</text:p>
          <text:p text:style-name="P9">3.I An introduction to Product Development<text:tab/>5</text:p>
          <text:p text:style-name="P9">3.II The Context<text:tab/>5</text:p>
          <text:p text:style-name="P10">3.II.a The Customer/ End User<text:tab/>5</text:p>
          <text:p text:style-name="P10">3.II.b Legal and Ethical Matters<text:tab/>5</text:p>
          <text:p text:style-name="P10">3.II.c Sustainability<text:tab/>5</text:p>
          <text:p text:style-name="P10">3.II.d Health and Safety Matters<text:tab/>5</text:p>
          <text:p text:style-name="P9">3.III The Team Product<text:tab/>6</text:p>
          <text:p text:style-name="P10">3.III.a Product Description<text:tab/>6</text:p>
          <text:p text:style-name="P10">3.III.b Product Demonstration<text:tab/>6</text:p>
          <text:p text:style-name="P8">Chapter 4: Project Management (?? words)<text:tab/>6</text:p>
          <text:p text:style-name="P9">4.I An introduction to Project Management<text:tab/>6</text:p>
          <text:p text:style-name="P9">4.II Project Management Report<text:tab/>6</text:p>
          <text:p text:style-name="P10">4.II.a Summary of Teams Project management in Jira<text:tab/>6</text:p>
          <text:p text:style-name="P10">4.II.b An evaluation of the Project management<text:tab/>6</text:p>
          <text:p text:style-name="P8">Chapter 5: Conclusions (?? words)<text:tab/>7</text:p>
          <text:p text:style-name="P8">Bibliography<text:tab/>7</text:p>
        </text:index-body>
      </text:table-of-content>
      <text:list xml:id="list21590186" text:continue-numbering="true" text:style-name="Outline">
        <text:list-item>
          <text:h text:style-name="P12" text:outline-level="1"/>
        </text:list-item>
      </text:list>
      <text:p text:style-name="P3"/>
      <text:list xml:id="list21585561" text:continue-numbering="true" text:style-name="Outline">
        <text:list-item>
          <text:h text:style-name="P13" text:outline-level="1"><text:bookmark-start text:name="_Toc536187450"/>Chapter 1 The Executive Summary (?? words)<text:bookmark-end text:name="_Toc536187450"/></text:h>
        </text:list-item>
      </text:list>
      <text:p text:style-name="Standard"/>
      <text:p text:style-name="Standard"/>
      <text:list xml:id="list21564437" text:continue-numbering="true" text:style-name="Outline">
        <text:list-item>
          <text:h text:style-name="P13" text:outline-level="1"><text:bookmark-start text:name="_Toc536187451"/>Chapter 2 Team Working (?? words)<text:bookmark-end text:name="_Toc536187451"/></text:h>
        </text:list-item>
      </text:list>
      <text:p text:style-name="Standard"/>
      <text:list xml:id="list21580533" text:continue-numbering="true" text:style-name="Outline">
        <text:list-item>
          <text:list>
            <text:list-item>
              <text:h text:style-name="Heading_20_2" text:outline-level="2"><text:bookmark-start text:name="_Toc536187452"/>2.I An introduction to Team Working<text:bookmark-end text:name="_Toc536187452"/></text:h>
            </text:list-item>
          </text:list>
        </text:list-item>
      </text:list>
      <text:p text:style-name="Standard"/>
      <text:list xml:id="list21590218" text:continue-numbering="true" text:style-name="Outline">
        <text:list-item>
          <text:list>
            <text:list-item>
              <text:h text:style-name="Heading_20_2" text:outline-level="2"><text:bookmark-start text:name="_Toc536187453"/>2.II Team Activity Report<text:bookmark-end text:name="_Toc536187453"/></text:h>
            </text:list-item>
          </text:list>
        </text:list-item>
      </text:list>
      <text:p text:style-name="Standard"/>
      <text:list xml:id="list21589658" text:continue-numbering="true" text:style-name="Outline">
        <text:list-item>
          <text:list>
            <text:list-item>
              <text:list>
                <text:list-item>
                  <text:h text:style-name="Heading_20_3" text:outline-level="3"><text:bookmark-start text:name="_Toc536187454"/>2.II.a Team's Scrum Meetings, Sprints<text:bookmark-end text:name="_Toc536187454"/></text:h>
                </text:list-item>
              </text:list>
            </text:list-item>
          </text:list>
        </text:list-item>
      </text:list>
      <text:p text:style-name="Standard"/>
      <text:p text:style-name="P1"><text:bookmark text:name="RANGE!A3:L10"/></text:p>
      <text:list xml:id="list21570351" text:continue-numbering="true" text:style-name="Outline">
        <text:list-item>
          <text:list>
            <text:list-item>
              <text:list>
                <text:list-item>
                  <text:h text:style-name="Heading_20_3" text:outline-level="3"><text:bookmark-start text:name="_Toc536187455"/>2.II.b Detailed report of each team members contribution to the project<text:bookmark-end text:name="_Toc536187455"/></text:h>
                </text:list-item>
              </text:list>
            </text:list-item>
          </text:list>
        </text:list-item>
      </text:list>
      <text:p text:style-name="Standard"/>
      <text:p text:style-name="Standard"/>
      <text:list xml:id="list21579666" text:continue-numbering="true" text:style-name="Outline">
        <text:list-item>
          <text:h text:style-name="P13" text:outline-level="1"><text:bookmark-start text:name="_Toc536187456"/>Chapter 3 Product Development (?? words)<text:bookmark-end text:name="_Toc536187456"/></text:h>
          <text:list>
            <text:list-item>
              <text:h text:style-name="Heading_20_2" text:outline-level="2"><text:bookmark-start text:name="_Toc536187457"/>3.I An introduction to Product Development<text:bookmark-end text:name="_Toc536187457"/></text:h>
              <text:list>
                <text:list-item>
                  <text:list>
                    <text:list-item>
                      <text:h text:style-name="Heading_20_4" text:outline-level="4">Product Development</text:h>
                    </text:list-item>
                  </text:list>
                </text:list-item>
              </text:list>
            </text:list-item>
          </text:list>
        </text:list-item>
      </text:list>
      <text:p text:style-name="Standard">“Product development” refers to the method you use when developing or modifying a product. <text:s/>Many different methodologies have been developed to aid companies when deciding how best to break down and organise the development of their product. Developing a product without first planning how will usually result in very inefficient use of time and resources as well as unhappy customers as the final product may not be exactly what they wanted.<text:line-break/>Methodologies break the problem down into smaller issues, allowing them to be resolved by individual teams.</text:p>
      <text:list xml:id="list21589882" text:continue-numbering="true" text:style-name="Outline">
        <text:list-item>
          <text:list>
            <text:list-item>
              <text:list>
                <text:list-item>
                  <text:list>
                    <text:list-item>
                      <text:h text:style-name="Heading_20_4" text:outline-level="4">Waterfall Methodology</text:h>
                    </text:list-item>
                  </text:list>
                </text:list-item>
              </text:list>
            </text:list-item>
          </text:list>
        </text:list-item>
      </text:list>
      <text:p text:style-name="Standard">The tasks within the methodology are typically only moved through one way, sequentially. The tasks are usually ordered similar to: “Requirements – Design – Implementation – Verification – Maintenance”. This sequential design usually makes things costly if a mistake was made at any stage. For example, if improper analysis was done in the requirements stage, the whole project may have to be scrapped and started anew because the product is not even attempting to do what the customer wants. Similarly, if the customer's needs change midway through the project, there is nothing in the waterfall methodology to facilitate this change and it may result in a complete restart. Therefore, this methodology should only be used when the development team is incredibly clear on what is required by the customer (usually if the developers are creating something for themselves) and if the sudden need for change is extremely unlikely (usually if the expected development time is very short).</text:p>
      <text:list xml:id="list21587525" text:continue-numbering="true" text:style-name="Outline">
        <text:list-item>
          <text:list>
            <text:list-item>
              <text:list>
                <text:list-item>
                  <text:list>
                    <text:list-item>
                      <text:h text:style-name="Heading_20_4" text:outline-level="4">Agile Methodology</text:h>
                    </text:list-item>
                  </text:list>
                </text:list-item>
              </text:list>
            </text:list-item>
          </text:list>
        </text:list-item>
      </text:list>
      <text:p text:style-name="Standard">Agile methodologies work more iteratively than the waterfall model. The problem is usually separated into the same tasks, but at least some of the tasks form a loop as the customer is shown prototypes of each aspect of the product at the end of each loop. If the customer is unhappy with the product, then another analysis will be made of the customer's exact requirements and the loop will begin again. This will be repeated until the customer is happy with the product.<text:line-break/>The tasks in agile methodologies are usually ordered similar to: “Requirements – Design – Implementation – Verification”, which will loop, with maintenance being a continual process after the customer has bought the product.</text:p>
      <text:list xml:id="list21589329" text:continue-numbering="true" text:style-name="Outline">
        <text:list-item>
          <text:list>
            <text:list-item>
              <text:h text:style-name="Heading_20_2" text:outline-level="2"><text:bookmark-start text:name="_Toc536187458"/>3.II The Context<text:bookmark-end text:name="_Toc536187458"/></text:h>
              <text:list>
                <text:list-item>
                  <text:h text:style-name="Heading_20_3" text:outline-level="3"><text:bookmark-start text:name="_Toc536187459"/>3.II.a The Customer/ End User<text:bookmark-end text:name="_Toc536187459"/></text:h>
                  <text:list>
                    <text:list-item>
                      <text:h text:style-name="Heading_20_4" text:outline-level="4">Supervisors</text:h>
                    </text:list-item>
                  </text:list>
                </text:list-item>
              </text:list>
            </text:list-item>
          </text:list>
        </text:list-item>
      </text:list>
      <text:p text:style-name="Standard">We need to make a product that the supervisors approve of and we are showing the work that we are doing by using Jira, Github and Kaggle.</text:p>
      <text:list xml:id="list21573910" text:continue-numbering="true" text:style-name="Outline">
        <text:list-item>
          <text:list>
            <text:list-item>
              <text:list>
                <text:list-item>
                  <text:list>
                    <text:list-item>
                      <text:h text:style-name="Heading_20_4" text:outline-level="4"><text:soft-page-break/>Team members</text:h>
                    </text:list-item>
                  </text:list>
                </text:list-item>
              </text:list>
            </text:list-item>
          </text:list>
        </text:list-item>
      </text:list>
      <text:p text:style-name="Standard">We need to make a product that helps us learn how to use object oriented programming in data science. This will help us in our future study/ careers to analyse datasets and write reports about them.</text:p>
      <text:list xml:id="list21580157" text:continue-numbering="true" text:style-name="Outline">
        <text:list-item>
          <text:list>
            <text:list-item>
              <text:list>
                <text:list-item>
                  <text:list>
                    <text:list-item>
                      <text:h text:style-name="Heading_20_4" text:outline-level="4">Estate agent professionals</text:h>
                    </text:list-item>
                  </text:list>
                </text:list-item>
              </text:list>
            </text:list-item>
          </text:list>
        </text:list-item>
      </text:list>
      <text:p text:style-name="Standard">Estate agents can use the algorithms from this project to predict future house prices in individual areas whilst also showing which features are most likely to influence house price negotiations. This allows them to make the best decisions on which houses to buy and sell as well as which features to showcase when marketing their buildings.</text:p>
      <text:p text:style-name="Standard">As the training data used for the project is from Iowa only, the outputs of the algorithm submitted for the assignment may not be hugely applicable anywhere else as the general opinions of the public when it comes to housing may vary greatly from area to area or country to country. However, the algorithms to create these predictions should be usable in any area as long as a large enough quantity of accurate data has been entered.</text:p>
      <text:list xml:id="list21580247" text:continue-numbering="true" text:style-name="Outline">
        <text:list-item>
          <text:list>
            <text:list-item>
              <text:list>
                <text:list-item>
                  <text:h text:style-name="Heading_20_3" text:outline-level="3"><text:bookmark-start text:name="_Toc536187460"/>3.II.b Legal and Ethical Matters<text:bookmark-end text:name="_Toc536187460"/></text:h>
                </text:list-item>
              </text:list>
            </text:list-item>
          </text:list>
        </text:list-item>
      </text:list>
      <text:p text:style-name="Standard">The technologies that we are using in this project are the programming language Python 3.7 and Jupyter Notebook.</text:p>
      <text:list xml:id="list21581322" text:continue-numbering="true" text:style-name="Outline">
        <text:list-item>
          <text:list>
            <text:list-item>
              <text:list>
                <text:list-item>
                  <text:list>
                    <text:list-item>
                      <text:h text:style-name="Heading_20_4" text:outline-level="4">Python</text:h>
                    </text:list-item>
                  </text:list>
                </text:list-item>
              </text:list>
            </text:list-item>
          </text:list>
        </text:list-item>
      </text:list>
      <text:p text:style-name="Standard">Python is an open source technology which means that we are able to use it for educational purposes without needing to pay for it [1]. It is a programming language and we use its syntax to control the flow of operations of our program.</text:p>
      <text:list xml:id="list21580766" text:continue-numbering="true" text:style-name="Outline">
        <text:list-item>
          <text:list>
            <text:list-item>
              <text:list>
                <text:list-item>
                  <text:list>
                    <text:list-item>
                      <text:h text:style-name="Heading_20_4" text:outline-level="4">Jupyter Notebook</text:h>
                    </text:list-item>
                  </text:list>
                </text:list-item>
              </text:list>
            </text:list-item>
          </text:list>
        </text:list-item>
      </text:list>
      <text:p text:style-name="Standard">Jupyter notebook is programming software which allows us to write markup between blocks of code that can be run individually. It is an open source project [2].</text:p>
      <text:list xml:id="list21570697" text:continue-numbering="true" text:style-name="Outline">
        <text:list-item>
          <text:list>
            <text:list-item>
              <text:list>
                <text:list-item>
                  <text:list>
                    <text:list-item>
                      <text:h text:style-name="Heading_20_4" text:outline-level="4">Ethical issues</text:h>
                    </text:list-item>
                  </text:list>
                </text:list-item>
              </text:list>
            </text:list-item>
          </text:list>
        </text:list-item>
      </text:list>
      <text:p text:style-name="Standard"><text:bookmark text:name="_GoBack"/>We do not believe that our project poses any risk to privacy or other sensitive information as data used in our algorithms has no need of any details connecting the houses to individual people so they should not be collected and will not be used to create the ouput. We also do not think that our project could affect society (presently or in the future) in a negative way as it only empowers estate agents which has potential to improve the economy.</text:p>
      <text:list xml:id="list21565379" text:continue-numbering="true" text:style-name="Outline">
        <text:list-item>
          <text:list>
            <text:list-item>
              <text:list>
                <text:list-item>
                  <text:h text:style-name="Heading_20_3" text:outline-level="3"><text:bookmark-start text:name="_Toc536187461"/><text:bookmark-start text:name="_Toc440954873"/>3.II.c <text:bookmark-end text:name="_Toc440954873"/>Sustainability<text:bookmark-end text:name="_Toc536187461"/></text:h>
                </text:list-item>
              </text:list>
            </text:list-item>
          </text:list>
        </text:list-item>
      </text:list>
      <text:p text:style-name="Standard">Having read through the principles of DEFRA, we would like to declare that this project does not have significant effect on the environment, justice, health, science or governance. We do, however, predict this project to have a positive effect on the economy because more informed trade will be occurring in the housing market.<text:line-break/>Our product should not consume a significant amount of energy unless a substantial amount of data is entered as it should only be run once for each set of data and has only taken a matter of seconds to complete its predictions in previous tests.</text:p>
      <text:list xml:id="list21588822" text:continue-numbering="true" text:style-name="Outline">
        <text:list-item>
          <text:list>
            <text:list-item>
              <text:list>
                <text:list-item>
                  <text:h text:style-name="Heading_20_3" text:outline-level="3"><text:bookmark-start text:name="_Toc536187462"/><text:bookmark-start text:name="_Toc440954874"/><text:soft-page-break/>3.II.d <text:bookmark-end text:name="_Toc440954874"/>Health and Safety Matters<text:bookmark-end text:name="_Toc536187462"/></text:h>
                </text:list-item>
              </text:list>
            </text:list-item>
          </text:list>
        </text:list-item>
      </text:list>
      <text:p text:style-name="Standard">As the project is purely software and has no physical components, there should not be any physical health and safety concerns for the user other than those to be expected from using a computer. We also do not believe that the gathering and use of housing data to predict prices poses any significant risk to mental health.</text:p>
      <text:list xml:id="list21580305" text:continue-numbering="true" text:style-name="Outline">
        <text:list-item>
          <text:list>
            <text:list-item>
              <text:h text:style-name="Heading_20_2" text:outline-level="2"><text:bookmark-start text:name="_Toc536187463"/>3.III The Team Product<text:bookmark-end text:name="_Toc536187463"/></text:h>
              <text:list>
                <text:list-item>
                  <text:h text:style-name="Heading_20_3" text:outline-level="3"><text:bookmark-start text:name="_Toc536187464"/>3.III.a Product Description<text:bookmark-end text:name="_Toc536187464"/></text:h>
                </text:list-item>
              </text:list>
            </text:list-item>
          </text:list>
        </text:list-item>
      </text:list>
      <text:p text:style-name="Text_20_body">We have created an algorithm that estimates the price of housing when given a large quantity of accurate data.</text:p>
      <text:p text:style-name="Text_20_body">This will take appropriate data in the form of a CSV file and will output the estimate for the house prices along with their relevant Ids in another CSV file.</text:p>
      <text:p text:style-name="Text_20_body">We used the “Random Forests” model amongst other things to transform the given data into an accurate estimate.</text:p>
      <text:p text:style-name="Text_20_body">The product is limited in that it needs a large amount of accurate input data in order to output an accurate result. The algorithm could make better estimates for missing data in each column to deal with this issue.</text:p>
      <text:list xml:id="list21577223" text:continue-numbering="true" text:style-name="Outline">
        <text:list-item>
          <text:list>
            <text:list-item>
              <text:list>
                <text:list-item>
                  <text:h text:style-name="Heading_20_3" text:outline-level="3"><text:bookmark-start text:name="_Toc536187465"/>3.III.b Product Demonstration<text:bookmark-end text:name="_Toc536187465"/></text:h>
                </text:list-item>
              </text:list>
            </text:list-item>
          </text:list>
        </text:list-item>
      </text:list>
      <text:p text:style-name="Standard">The algorithm was tested using data from Iowa and the output was submitted to Kaggle to receive a rank. Many columns with different kinds of data were also used, meaning that our product should deal with any type of data given.</text:p>
      <text:list xml:id="list21578852" text:continue-numbering="true" text:style-name="Outline">
        <text:list-item>
          <text:h text:style-name="Heading_20_1" text:outline-level="1"><text:bookmark-start text:name="_Toc536187466"/>Chapter 4: Project Management (?? words)<text:bookmark-end text:name="_Toc536187466"/></text:h>
        </text:list-item>
      </text:list>
      <text:p text:style-name="Standard"/>
      <text:list xml:id="list21566074" text:continue-numbering="true" text:style-name="Outline">
        <text:list-item>
          <text:list>
            <text:list-item>
              <text:h text:style-name="Heading_20_2" text:outline-level="2"><text:bookmark-start text:name="_Toc536187467"/>4.I An introduction to Project Management<text:bookmark-end text:name="_Toc536187467"/></text:h>
            </text:list-item>
          </text:list>
        </text:list-item>
      </text:list>
      <text:p text:style-name="Standard"/>
      <text:list xml:id="list21572836" text:continue-numbering="true" text:style-name="Outline">
        <text:list-item>
          <text:list>
            <text:list-item>
              <text:h text:style-name="Heading_20_2" text:outline-level="2"><text:bookmark-start text:name="_Toc536187468"/>4.II Project Management Report<text:bookmark-end text:name="_Toc536187468"/></text:h>
            </text:list-item>
          </text:list>
        </text:list-item>
      </text:list>
      <text:p text:style-name="Standard"/>
      <text:p text:style-name="Standard"/>
      <text:list xml:id="list21567252" text:continue-numbering="true" text:style-name="Outline">
        <text:list-item>
          <text:list>
            <text:list-item>
              <text:list>
                <text:list-item>
                  <text:h text:style-name="Heading_20_3" text:outline-level="3"><text:bookmark-start text:name="_Toc536187469"/>4.II.a Summary of Teams Project management in Jira<text:bookmark-end text:name="_Toc536187469"/></text:h>
                </text:list-item>
              </text:list>
            </text:list-item>
          </text:list>
        </text:list-item>
      </text:list>
      <text:p text:style-name="Standard"/>
      <text:list xml:id="list21566953" text:continue-numbering="true" text:style-name="Outline">
        <text:list-item>
          <text:list>
            <text:list-item>
              <text:list>
                <text:list-item>
                  <text:h text:style-name="Heading_20_3" text:outline-level="3"><text:bookmark-start text:name="_Toc536187470"/>4.II.b An evaluation of the Project management<text:bookmark-end text:name="_Toc536187470"/></text:h>
                </text:list-item>
              </text:list>
            </text:list-item>
          </text:list>
        </text:list-item>
      </text:list>
      <text:p text:style-name="Standard"/>
      <text:p text:style-name="Standard"><text:soft-page-break/></text:p>
      <text:list xml:id="list21586990" text:continue-numbering="true" text:style-name="Outline">
        <text:list-item>
          <text:h text:style-name="P13" text:outline-level="1"><text:bookmark-start text:name="_Toc536187471"/>Chapter 5: Conclusions (?? words)<text:bookmark-end text:name="_Toc536187471"/></text:h>
        </text:list-item>
      </text:list>
      <text:p text:style-name="Standard"/>
      <text:list xml:id="list21581890" text:continue-numbering="true" text:style-name="Outline">
        <text:list-item>
          <text:list>
            <text:list-item>
              <text:h text:style-name="Heading_20_2" text:outline-level="2"/>
            </text:list-item>
          </text:list>
        </text:list-item>
      </text:list>
      <text:p text:style-name="Standard"/>
      <text:list xml:id="list21569995" text:continue-numbering="true" text:style-name="Outline">
        <text:list-item>
          <text:h text:style-name="Heading_20_1" text:outline-level="1">Bibliograph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Bibliography">[1] </text:p>
          </table:table-cell>
          <table:table-cell table:style-name="Table1.A1" office:value-type="string">
            <text:p text:style-name="Bibliography">Python Software Foundation, “History and License,” 2019. [Online]. Available: https://docs.python.org/3/license.html. [Accessed 22 February 2019].</text:p>
          </table:table-cell>
        </table:table-row>
      </table:table>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Arial, Helvetica,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mbria" fo:font-size="14pt" fo:font-weight="bold" style:font-size-asian="14pt" style:font-weight-asian="bold" style:font-size-complex="16pt" style:font-weight-complex="bold"/>
    </style:style>
    <style:style style:name="Heading_20_2" style:display-name="Heading 2" style:family="paragraph" style:parent-style-name="Heading_20_1" style:next-style-name="Text_20_body" style:default-outline-level="2" style:list-style-name="Outline" style:class="text">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text-properties fo:font-size="10pt" style:font-size-asian="10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365f91" style:font-name="Cambria" fo:font-style="italic" style:font-style-asian="italic" style:font-style-complex="italic"/>
    </style:style>
    <style:style style:name="footnote_20_text" style:display-name="footnote text" style:family="paragraph" style:parent-style-name="Standard" style:default-outline-level="" style:list-style-name="">
      <style:paragraph-properties fo:margin-top="0cm" fo:margin-bottom="0cm" fo:line-height="100%"/>
      <style:text-properties fo:font-size="12pt"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fo:color="#548dd4" style:font-name="Cambria" fo:font-size="12pt" fo:font-weight="bold" style:font-size-asian="12pt" style:font-weight-asian="bold" style:font-size-complex="12pt"/>
    </style:style>
    <style:style style:name="Contents_20_2" style:display-name="Contents 2" style:family="paragraph" style:parent-style-name="Standard" style:default-outline-level="" style:list-style-nam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88cm" fo:margin-right="0cm" fo:margin-top="0cm" fo:margin-bottom="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list-style-name="" style:class="index">
      <style:paragraph-properties fo:margin-left="0.776cm" fo:margin-right="0cm" fo:margin-top="0cm" fo:margin-bottom="0cm" fo:text-indent="0cm" style:auto-text-indent="false">
        <style:tab-stops>
          <style:tab-stop style:position="15.503cm"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164cm" fo:margin-right="0cm" fo:margin-top="0cm" fo:margin-bottom="0cm" fo:text-indent="0cm" style:auto-text-indent="false">
        <style:tab-stops>
          <style:tab-stop style:position="15.004cm"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552cm" fo:margin-right="0cm" fo:margin-top="0cm" fo:margin-bottom="0cm" fo:text-indent="0cm" style:auto-text-indent="false">
        <style:tab-stops>
          <style:tab-stop style:position="14.504cm"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1.94cm" fo:margin-right="0cm" fo:margin-top="0cm" fo:margin-bottom="0cm" fo:text-indent="0cm" style:auto-text-indent="false">
        <style:tab-stops>
          <style:tab-stop style:position="14.005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328cm" fo:margin-right="0cm" fo:margin-top="0cm" fo:margin-bottom="0cm" fo:text-indent="0cm" style:auto-text-indent="false">
        <style:tab-stops>
          <style:tab-stop style:position="13.506cm"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2.716cm" fo:margin-right="0cm" fo:margin-top="0cm" fo:margin-bottom="0cm" fo:text-indent="0cm" style:auto-text-indent="false">
        <style:tab-stops>
          <style:tab-stop style:position="13.007cm" style:type="right" style:leader-style="dotted" style:leader-text="."/>
        </style:tab-stops>
      </style:paragraph-properties>
      <style:text-properties fo:font-size="10pt" style:font-size-asian="10pt" style:font-size-complex="10pt"/>
    </style:style>
    <style:style style:name="Bibliography" style:family="paragraph" style:parent-style-name="Standard"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45a8a" style:font-name="Cambria" fo:font-size="14pt" fo:font-weight="bold" style:font-size-asian="14pt" style:font-weight-asian="bold" style:font-size-complex="16pt" style:font-weight-complex="bold"/>
    </style:style>
    <style:style style:name="Heading_20_2_20_Char" style:display-name="Heading 2 Char" style:family="text" style:parent-style-name="Default_20_Paragraph_20_Font">
      <style:text-properties fo:color="#345a8a" style:font-name="Cambria" fo:font-size="12pt" fo:font-weight="bold" style:font-size-asian="12pt" style:font-weight-asian="bold" style:font-size-complex="16pt" style:font-weight-complex="bold"/>
    </style:style>
    <style:style style:name="Heading_20_3_20_Char" style:display-name="Heading 3 Char" style:family="text" style:parent-style-name="Default_20_Paragraph_20_Font">
      <style:text-properties fo:color="#345a8a" style:font-name="Cambria" fo:font-size="10pt" fo:font-weight="bold" style:font-size-asian="10pt" style:font-weight-asian="bold" style:font-size-complex="16pt" style:font-weight-complex="bold"/>
    </style:style>
    <style:style style:name="Heading_20_4_20_Char" style:display-name="Heading 4 Char" style:family="text" style:parent-style-name="Default_20_Paragraph_20_Font">
      <style:text-properties fo:color="#365f91" style:font-name="Cambria"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son, Lewis C</meta:initial-creator>
    <dc:creator>Lewis Johnson</dc:creator>
    <meta:editing-cycles>42</meta:editing-cycles>
    <meta:creation-date>2019-02-14T11:06:00</meta:creation-date>
    <dc:date>2019-03-08T01:37:32.58</dc:date>
    <meta:editing-duration>PT9H18M4S</meta:editing-duration>
    <meta:generator>OpenOffice/4.1.1$Win32 OpenOffice.org_project/411m6$Build-9775</meta:generator>
    <meta:document-statistic meta:table-count="1" meta:image-count="0" meta:object-count="0" meta:page-count="9" meta:paragraph-count="85" meta:word-count="1437" meta:character-count="8636"/>
    <meta:user-defined meta:name="AppVersion">16.0000</meta:user-defined>
    <meta:user-defined meta:name="Company">University of Esse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